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.501cm" style:auto-text-indent="false"/>
    </style:style>
    <style:style style:name="P2" style:family="paragraph" style:parent-style-name="Standard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writing-mode="lr-tb"/>
      <style:text-properties fo:hyphenate="true" fo:hyphenation-remain-char-count="2" fo:hyphenation-push-char-count="2" loext:hyphenation-no-caps="false"/>
    </style:style>
    <style:style style:name="P3" style:family="paragraph" style:parent-style-name="tx1" style:master-page-name="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1" fo:font-size="10pt" style:font-size-asian="10pt" style:font-size-complex="10pt" fo:hyphenate="false" fo:hyphenation-remain-char-count="2" fo:hyphenation-push-char-count="2" loext:hyphenation-no-caps="false"/>
    </style:style>
    <style:style style:name="P4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font-name="Arial1" fo:font-size="10pt" style:font-size-asian="10pt" style:font-size-complex="10pt" fo:hyphenate="false" fo:hyphenation-remain-char-count="2" fo:hyphenation-push-char-count="2" loext:hyphenation-no-caps="false"/>
    </style:style>
    <style:style style:name="P5" style:family="paragraph" style:parent-style-name="p1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6" style:family="paragraph" style:parent-style-name="n3" style:master-page-name="Standard">
      <style:paragraph-properties fo:text-align="justify" style:justify-single-word="false" style:page-number="auto"/>
    </style:style>
    <style:style style:name="P7" style:family="paragraph" style:parent-style-name="n2">
      <style:paragraph-properties fo:margin-top="0.706cm" fo:margin-bottom="0.318cm" style:contextual-spacing="false" fo:text-align="start" style:justify-single-word="false" fo:orphans="2" fo:widows="2" style:writing-mode="lr-tb"/>
      <style:text-properties style:font-name="Arial1" fo:font-size="10pt" style:font-size-asian="10pt" style:font-size-complex="10pt"/>
    </style:style>
    <style:style style:name="P8" style:family="paragraph" style:parent-style-name="p1" style:list-style-name="L1">
      <style:text-properties style:font-name="Arial1" fo:font-size="10pt" style:font-size-asian="10pt" style:font-size-complex="10pt"/>
    </style:style>
    <style:style style:name="P9" style:family="paragraph" style:parent-style-name="p1" style:list-style-name="L1">
      <style:paragraph-properties fo:margin-top="0.212cm" fo:margin-bottom="0cm" style:contextual-spacing="false"/>
      <style:text-properties style:font-name="Arial1" fo:font-size="10pt" style:font-size-asian="10pt" style:font-size-complex="10pt"/>
    </style:style>
    <style:style style:name="P10" style:family="paragraph" style:parent-style-name="p1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1" style:family="paragraph" style:parent-style-name="p1">
      <style:paragraph-properties fo:margin-top="0.212cm" fo:margin-bottom="0cm" style:contextual-spacing="false" fo:text-align="start" style:justify-single-word="false"/>
      <style:text-properties style:font-name="Arial1" fo:font-size="10pt" style:font-size-asian="10pt" style:font-size-complex="10pt"/>
    </style:style>
    <style:style style:name="T1" style:family="text">
      <style:text-properties style:font-name="Arial" fo:font-size="10pt" style:font-size-asian="10pt" style:font-name-complex="Arial2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refa. Realizar consultas agrupando as filas en táboas resumo</text:p>
      <text:p text:style-name="P3">A tarefa consiste en realizar as seguintes consultas agrupando filas.</text:p>
      <text:p text:style-name="P4">Sobre a base de datos traballadores</text:p>
      <text:list xml:id="list8947917" text:style-name="L1">
        <text:list-item>
          <text:p text:style-name="P8">Tarefa 1.6. Mostrar o número de empregados que utiliza cada extensión telefónica.</text:p>
        </text:list-item>
      </text:list>
      <text:p text:style-name="P5">SELECT empExtension, count(*)<text:line-break/>FROM empregado<text:line-break/>GROUP BY empExtension</text:p>
      <text:list xml:id="list102119197999183" text:continue-numbering="true" text:style-name="L1">
        <text:list-item>
          <text:p text:style-name="P8">Tarefa 1.7. Mostrar o número de empregados que teñen 0, 1, 2, 3, ... fillos.</text:p>
        </text:list-item>
      </text:list>
      <text:p text:style-name="P5">SELECT empFillos, count(*)<text:line-break/>FROM empregado<text:line-break/>GROUP BY empFillos;</text:p>
      <text:list xml:id="list102119507963527" text:continue-numbering="true" text:style-name="L1">
        <text:list-item>
          <text:p text:style-name="P8">Tarefa 1.8. Mostrar, para cada departamento, o número de empregados que teñen 0, 1, 2, ... fillos.</text:p>
        </text:list-item>
      </text:list>
      <text:p text:style-name="P5">SELECT empDepartamento, empFillos, count(*)<text:line-break/>FROM empregado<text:line-break/>GROUP BY empFillos, empDepartamento;</text:p>
      <text:list xml:id="list102117878360306" text:continue-numbering="true" text:style-name="L1">
        <text:list-item>
          <text:p text:style-name="P8">Tarefa 1.9. Mostrar o número de departamentos que dependen de cada centro.</text:p>
        </text:list-item>
      </text:list>
      <text:p text:style-name="P5">SELECT depCentro, count(depNumero) <text:line-break/>FROM departamento<text:line-break/>GROUP BY depCentro;</text:p>
      <text:list xml:id="list102118229595748" text:continue-numbering="true" text:style-name="L1">
        <text:list-item>
          <text:p text:style-name="P8">Tarefa 1.10. Seleccionar, para cada departamento, o maior salario, o menor salario e a diferenza que hai entre o salario máis alto e o salario máis baixo.</text:p>
        </text:list-item>
      </text:list>
      <text:p text:style-name="P5">SELECT depNome, MAX(empSalario), MIN(empSalario), MAX(empSalario) - MIN(empSalario) AS Diferencia<text:line-break/>FROM departamento<text:line-break/>INNER JOIN empregado ON empDepartamento = depNumero<text:line-break/>GROUP BY depNome;</text:p>
      <text:list xml:id="list102118286760279" text:continue-numbering="true" text:style-name="L1">
        <text:list-item>
          <text:p text:style-name="P8">Tarefa 1.11. Mostrar, para cada departamento, a cantidade que queda do presuposto despois de restar o importe dos salarios e comisións a pagar aos empregados.</text:p>
        </text:list-item>
      </text:list>
      <text:p text:style-name="P5">SELECT depNome, depPresuposto, depPresuposto - (12 * (SUM(empSalario) + SUM(ifnull(empComision, 0)))) AS Resto<text:line-break/>FROM departamento<text:line-break/>INNER JOIN empregado ON empDepartamento = depNumero<text:line-break/>GROUP BY depNumero;</text:p>
      <text:list xml:id="list102117719471917" text:continue-numbering="true" text:style-name="L1">
        <text:list-item>
          <text:p text:style-name="P8">Tarefa 2.5. Mostrar número e nome dos departamentos que teñan 5 empregados.</text:p>
        </text:list-item>
      </text:list>
      <text:p text:style-name="P5">SELECT depNumero, depNome, depEmpregados<text:line-break/>FROM departamento<text:line-break/>WHERE depEmpregados = 5;</text:p>
      <text:list xml:id="list102118881074664" text:continue-numbering="true" text:style-name="L1">
        <text:list-item>
          <text:p text:style-name="P9">Tarefa 2.6. Para as extensións telefónicas que son utilizadas por máis dun empregado, mostrar o número de empregados que a comparten.</text:p>
        </text:list-item>
      </text:list>
      <text:p text:style-name="P11">SELECT COUNT(empNumero) AS numeroEmpregados, empExtension AS extensoinTelefonica<text:line-break/>FROM empregado<text:line-break/>GROUP BY empExtension<text:line-break/>HAVING COUNT(empNumero) &gt; 1;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writing-mode="lr-tb">
        <style:tab-stops>
          <style:tab-stop style:position="1.5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6cm" fo:margin-bottom="0.212cm" style:contextual-spacing="false"/>
      <style:text-properties style:font-size-complex="10pt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/>
      <style:text-properties fo:language="en" fo:country="US" style:language-asian="en" style:country-asian="US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/>
      <style:text-properties fo:language="en" fo:country="US" style:language-asian="en" style:country-asian="US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start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orphans="2" fo:widows="2" fo:keep-with-next="always">
        <style:tab-stops>
          <style:tab-stop style:position="-1.27cm"/>
          <style:tab-stop style:position="0cm"/>
          <style:tab-stop style:position="0.801cm"/>
          <style:tab-stop style:position="1.27cm"/>
          <style:tab-stop style:position="1.501cm"/>
          <style:tab-stop style:position="1.603cm"/>
          <style:tab-stop style:position="2.406cm"/>
          <style:tab-stop style:position="2.54cm"/>
          <style:tab-stop style:position="3.209cm"/>
          <style:tab-stop style:position="3.81cm"/>
          <style:tab-stop style:position="4.011cm"/>
          <style:tab-stop style:position="4.812cm"/>
          <style:tab-stop style:position="5.08cm"/>
          <style:tab-stop style:position="5.614cm"/>
          <style:tab-stop style:position="6.35cm"/>
          <style:tab-stop style:position="6.417cm"/>
          <style:tab-stop style:position="7.22cm"/>
          <style:tab-stop style:position="7.62cm"/>
          <style:tab-stop style:position="8.022cm"/>
          <style:tab-stop style:position="8.823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loext:graphic-properties draw:fill="solid" draw:fill-color="#ccffff"/>
      <style:paragraph-properties fo:margin-left="1.501cm" fo:margin-right="1.501cm" fo:text-align="center" style:justify-single-word="false" fo:text-indent="0.501cm" style:auto-text-indent="false" fo:background-color="#ccffff" fo:padding-left="0.035cm" fo:padding-right="0cm" fo:padding-top="0cm" fo:padding-bottom="0cm" fo:border="0.74pt solid #000001" style:shadow="#000000 0.026cm 0.026cm" fo:keep-with-next="always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</style:tab-stops>
      </style:paragraph-properties>
      <style:text-properties style:font-name="Calibri" fo:font-family="Calibri" style:font-family-generic="roman" style:font-pitch="variable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font-name="Cambria" fo:font-family="Cambria" style:font-family-generic="roman" style:font-pitch="variable" fo:font-size="10pt" style:font-size-asian="10pt" style:font-size-complex="10pt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cita2" style:family="paragraph" style:parent-style-name="cita1" style:default-outline-level="">
      <style:paragraph-properties fo:margin-top="0.212cm" fo:margin-bottom="0cm" style:contextual-spacing="false"/>
      <style:text-properties style:font-name="Arial" fo:font-family="Arial" style:font-family-generic="roman" style:font-pitch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1cm" fo:margin-right="0cm" fo:margin-top="0.212cm" fo:margin-bottom="0.212cm" style:contextual-spacing="false" fo:text-align="start" style:justify-single-word="false" fo:orphans="2" fo:widows="2" fo:text-indent="-1cm" style:auto-text-indent="false">
        <style:tab-stops>
          <style:tab-stop style:position="1.251cm" style:type="right"/>
          <style:tab-stop style:position="1.501cm"/>
          <style:tab-stop style:position="17.002cm" style:type="right" style:leader-style="dotted" style:leader-text="."/>
        </style:tab-stops>
      </style:paragraph-properties>
      <style:text-properties fo:color="#3342b5" loext:opacity="100%"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Contents_20_1" style:next-style-name="Standard" style:default-outline-level="" style:class="index">
      <style:paragraph-properties fo:margin-left="2cm" fo:margin-right="0cm" fo:margin-top="0.106cm" fo:margin-bottom="0.106cm" style:contextual-spacing="false" fo:text-indent="-1cm" style:auto-text-indent="false"/>
      <style:text-properties fo:font-size="11pt" fo:font-weight="normal" style:font-size-asian="11pt" style:font-weight-asian="normal" style:font-size-complex="11pt"/>
    </style:style>
    <style:style style:name="Contents_20_3" style:display-name="Contents 3" style:family="paragraph" style:parent-style-name="Contents_20_1" style:next-style-name="Standard" style:default-outline-level="" style:class="index">
      <style:paragraph-properties fo:margin-left="3.251cm" fo:margin-right="0cm" fo:margin-top="0.106cm" fo:margin-bottom="0.106cm" style:contextual-spacing="false" fo:text-indent="-1.251cm" style:auto-text-indent="false">
        <style:tab-stops>
          <style:tab-stop style:position="1.251cm" style:type="right"/>
          <style:tab-stop style:position="1.501cm"/>
          <style:tab-stop style:position="3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4" style:display-name="Contents 4" style:family="paragraph" style:parent-style-name="Contents_20_1" style:next-style-name="Standard" style:default-outline-level="" style:class="index">
      <style:paragraph-properties fo:margin-left="3cm" fo:margin-right="0cm" fo:margin-top="0.106cm" fo:margin-bottom="0.106cm" style:contextual-spacing="false" fo:text-indent="0cm" style:auto-text-indent="false">
        <style:tab-stops>
          <style:tab-stop style:position="1.251cm" style:type="right"/>
          <style:tab-stop style:position="1.501cm"/>
          <style:tab-stop style:position="2.251cm" style:type="right"/>
          <style:tab-stop style:position="4.251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5" style:display-name="Contents 5" style:family="paragraph" style:parent-style-name="Contents_20_1" style:next-style-name="Standard" style:default-outline-level="" style:class="index">
      <style:paragraph-properties fo:margin-left="4.001cm" fo:margin-right="0cm" fo:margin-top="0.071cm" fo:margin-bottom="0.071cm" style:contextual-spacing="false" fo:text-indent="0.25cm" style:auto-text-indent="false"/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6" style:display-name="Contents 6" style:family="paragraph" style:parent-style-name="Contents_20_1" style:next-style-name="Standard" style:default-outline-level="" style:class="index">
      <style:paragraph-properties fo:margin-left="5.001cm" fo:margin-right="0cm" fo:margin-top="0.035cm" fo:margin-bottom="0.035cm" style:contextual-spacing="false" fo:text-indent="0cm" style:auto-text-indent="false"/>
      <style:text-properties style:font-name="Arial Narrow" fo:font-family="'Arial Narrow'" style:font-family-generic="roman" style:font-pitch="variable" fo:font-size="9pt" fo:font-weight="normal" style:font-size-asian="9pt" style:font-weight-asian="normal" style:font-size-complex="9pt"/>
    </style:style>
    <style:style style:name="Contents_20_7" style:display-name="Contents 7" style:family="paragraph" style:parent-style-name="Contents_20_1" style:next-style-name="Standard" style:auto-update="true" style:default-outline-level="" style:class="index">
      <style:paragraph-properties fo:margin-left="2.54cm" fo:margin-right="0cm" fo:text-indent="-1cm" style:auto-text-indent="false"/>
    </style:style>
    <style:style style:name="Contents_20_8" style:display-name="Contents 8" style:family="paragraph" style:parent-style-name="Contents_20_1" style:next-style-name="Standard" style:auto-update="true" style:default-outline-level="" style:class="index">
      <style:paragraph-properties fo:margin-left="2.963cm" fo:margin-right="0cm" fo:text-indent="-1cm" style:auto-text-indent="false"/>
    </style:style>
    <style:style style:name="Contents_20_9" style:display-name="Contents 9" style:family="paragraph" style:parent-style-name="Contents_20_1" style:next-style-name="Standard" style:auto-update="true" style:default-outline-level="" style:class="index">
      <style:paragraph-properties fo:margin-left="3.387cm" fo:margin-right="0cm" fo:text-indent="-1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1.501cm"/>
          <style:tab-stop style:position="7.5cm" style:type="center"/>
          <style:tab-stop style:position="15cm" style:type="right"/>
        </style:tab-stops>
      </style:paragraph-properties>
      <style:text-properties style:font-size-complex="10pt"/>
    </style:style>
    <style:style style:name="n1" style:family="paragraph" style:default-outline-level="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gl" fo:country="ES" fo:font-weight="bold" style:letter-kerning="false" style:font-name-asian="Times New Roman1" style:font-family-asian="'Times New Roman'" style:font-family-generic-asian="system" style:font-pitch-asian="variable" style:font-size-asian="2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2" style:family="paragraph" style:next-style-name="tx1" style:default-outline-level="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letter-kerning="false" style:font-name-asian="Times New Roman1" style:font-family-asian="'Times New Roman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n3" style:family="paragraph" style:next-style-name="tx1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4" style:family="paragraph" style:next-style-name="tx1" style:default-outline-level="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hyphenation-ladder-count="no-limit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1" style:family="paragraph" style:default-outline-level="">
      <loext:graphic-properties draw:fill="solid" draw:fill-color="#e6e6e6"/>
      <style:paragraph-properties fo:margin-top="0cm" fo:margin-bottom="0cm" style:contextual-spacing="false" fo:text-align="start" style:justify-single-word="false" fo:orphans="2" fo:widows="2" fo:hyphenation-ladder-count="no-limit" fo:background-color="#e6e6e6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-2.54cm"/>
        </style:tab-stops>
      </style:paragraph-properties>
      <style:text-properties style:use-window-font-color="true" loext:opacity="0%" style:font-name="Arial Narrow" fo:font-family="'Arial Narrow'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indice1" style:family="paragraph" style:default-outline-level="">
      <style:paragraph-properties fo:margin-top="0.212cm" fo:margin-bottom="0.706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667dd1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p3" style:family="paragraph" style:default-outline-level="">
      <style:paragraph-properties fo:margin-top="0.106cm" fo:margin-bottom="0.106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t1n" style:family="paragraph" style:parent-style-name="tt1" style:default-outline-level="">
      <style:paragraph-properties fo:margin-top="0.071cm" fo:margin-bottom="0.035cm" style:contextual-spacing="false"/>
      <style:text-properties fo:font-weight="bold" style:font-weight-asian="bold"/>
    </style:style>
    <style:style style:name="ttp1" style:family="paragraph" style:parent-style-name="tt1" style:default-outline-level="">
      <style:paragraph-properties fo:margin-top="0.071cm" fo:margin-bottom="0.071cm" style:contextual-spacing="false"/>
    </style:style>
    <style:style style:name="ttp2" style:family="paragraph" style:parent-style-name="ttp1" style:default-outline-level=""/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t2" style:family="paragraph" style:parent-style-name="t1" style:default-outline-level="">
      <loext:graphic-properties draw:fill="none" draw:fill-color="#ffffff"/>
      <style:paragraph-properties fo:margin-top="0.212cm" fo:margin-bottom="0cm" style:contextual-spacing="false" fo:background-color="transparent"/>
      <style:text-properties fo:color="#667dd1" loext:opacity="100%" fo:font-size="22pt" style:font-size-asian="22pt" style:font-size-complex="28pt"/>
    </style:style>
    <style:style style:name="t3" style:family="paragraph" style:parent-style-name="t2" style:default-outline-level="">
      <loext:graphic-properties draw:fill="solid" draw:fill-color="#ffffff"/>
      <style:paragraph-properties fo:margin-top="0.706cm" fo:margin-bottom="0.353cm" style:contextual-spacing="false" fo:background-color="#ffffff"/>
      <style:text-properties fo:color="#3342b5" loext:opacity="100%" fo:font-size="26pt" style:font-size-asian="26pt" style:font-size-complex="26pt"/>
    </style:style>
    <style:style style:name="p4" style:family="paragraph" style:parent-style-name="p3" style:default-outline-level="">
      <style:paragraph-properties fo:margin-left="0cm" fo:margin-right="0cm" fo:text-indent="-1cm" style:auto-text-indent="false">
        <style:tab-stops>
          <style:tab-stop style:position="2.6cm"/>
          <style:tab-stop style:position="3.6cm"/>
        </style:tab-stops>
      </style:paragraph-properties>
    </style:style>
    <style:style style:name="sp2" style:family="paragraph" style:parent-style-name="sp1" style:default-outline-level="">
      <style:paragraph-properties fo:margin-left="2.6cm" fo:margin-right="0cm" fo:text-indent="0.501cm" style:auto-text-indent="false"/>
    </style:style>
    <style:style style:name="tt2" style:family="paragraph" style:parent-style-name="tt1" style:default-outline-level="">
      <style:paragraph-properties fo:text-align="justify" style:justify-single-word="false" fo:orphans="0" fo:widows="0">
        <style:tab-stops>
          <style:tab-stop style:position="1.501cm"/>
        </style:tab-stops>
      </style:paragraph-properties>
      <style:text-properties fo:font-size="10pt" style:font-size-asian="10pt"/>
    </style:style>
    <style:style style:name="tt1d" style:family="paragraph" style:parent-style-name="tt1" style:default-outline-level="">
      <style:paragraph-properties fo:text-align="end" style:justify-single-word="false" fo:orphans="0" fo:widows="0">
        <style:tab-stops>
          <style:tab-stop style:position="1.501cm"/>
        </style:tab-stops>
      </style:paragraph-properties>
      <style:text-properties style:font-name="Arial" fo:font-family="Arial" style:font-family-generic="roman" style:font-pitch="variable"/>
    </style:style>
    <style:style style:name="tt1dn" style:family="paragraph" style:parent-style-name="tt1d" style:default-outline-level="">
      <style:text-properties fo:font-weight="bold" style:font-weight-asian="bold"/>
    </style:style>
    <style:style style:name="pn1" style:family="paragraph" style:parent-style-name="Text_20_body" style:default-outline-level="">
      <style:paragraph-properties fo:margin-left="2.101cm" fo:margin-right="0cm" fo:margin-top="0cm" fo:margin-bottom="0.106cm" style:contextual-spacing="false" fo:text-indent="-0.501cm" style:auto-text-indent="false">
        <style:tab-stops>
          <style:tab-stop style:position="1.501cm"/>
          <style:tab-stop style:position="2.101cm"/>
        </style:tab-stops>
      </style:paragraph-properties>
    </style:style>
    <style:style style:name="cuest1" style:family="paragraph" style:parent-style-name="p1" style:default-outline-level="">
      <style:paragraph-properties fo:margin-top="0.529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loext:opacity="100%" style:font-name="Helvetica" fo:font-family="Helvetica" style:font-family-generic="roman" style:font-pitch="variable" fo:font-size="10pt" style:font-size-asian="10pt"/>
    </style:style>
    <style:style style:name="cuest2" style:family="paragraph" style:default-outline-level="">
      <style:paragraph-properties fo:margin-top="0.212cm" fo:margin-bottom="0.212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uest3" style:family="paragraph" style:parent-style-name="Text_20_body" style:default-outline-level="">
      <style:paragraph-properties fo:margin-top="0.212cm" fo:margin-bottom="0.212cm" style:contextual-spacing="false"/>
    </style:style>
    <style:style style:name="formula1" style:family="paragraph" style:parent-style-name="tx1" style:default-outline-level="">
      <style:paragraph-properties fo:margin-top="0.635cm" fo:margin-bottom="0.635cm" style:contextual-spacing="false" fo:text-align="center" style:justify-single-word="false"/>
    </style:style>
    <style:style style:name="formula" style:family="paragraph" style:parent-style-name="p2" style:default-outline-level=""/>
    <style:style style:name="tx_5f_apoio" style:display-name="tx_apoio" style:family="paragraph" style:parent-style-name="cuest1" style:default-outline-level="">
      <style:paragraph-properties fo:padding-left="0.141cm" fo:padding-right="0cm" fo:padding-top="0cm" fo:padding-bottom="0.035cm" fo:border-left="4.51pt solid #667dd1" fo:border-right="none" fo:border-top="none" fo:border-bottom="0.51pt solid #667dd1">
        <style:tab-stops>
          <style:tab-stop style:position="2.10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style:font-size-asian="12pt"/>
    </style:style>
    <style:style style:name="tx_5f_tarefa1" style:display-name="tx_tarefa1" style:family="paragraph" style:parent-style-name="tx_5f_apoio" style:default-outline-level=""/>
    <style:style style:name="tx_5f_entregable1" style:display-name="tx_entregable1" style:family="paragraph" style:parent-style-name="tx_5f_tarefa1" style:default-outline-level="">
      <style:paragraph-properties>
        <style:tab-stops>
          <style:tab-stop style:position="0.801cm"/>
          <style:tab-stop style:position="2.101cm"/>
          <style:tab-stop style:position="2.701cm"/>
        </style:tab-stops>
      </style:paragraph-properties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left="0cm" fo:margin-right="0cm" fo:margin-top="0.423cm" fo:margin-bottom="0.212cm" style:contextual-spacing="false" fo:text-align="start" style:justify-single-word="false" fo:hyphenation-ladder-count="no-limit" fo:text-indent="0cm" style:auto-text-indent="false" fo:keep-with-next="always"/>
      <style:text-properties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Text_20_body" style:default-outline-level="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 text:number-lines="false" text:line-number="0"/>
      <style:text-properties fo:language="en" fo:country="US" style:language-asian="en" style:country-asian="US" fo:hyphenate="fals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Etiqueta" style:family="paragraph" style:parent-style-name="Standard" style:default-outline-level="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/>
      <style:text-properties fo:font-size="10pt" fo:language="en" fo:country="US" fo:font-style="italic" style:font-size-asian="10pt" style:language-asian="en" style:country-asian="US" style:font-style-asian="italic" style:font-size-complex="10pt" style:font-style-complex="italic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default-outline-level="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.4cm" style:auto-text-indent="false"/>
      <style:text-properties fo:language="en" fo:country="US" style:language-asian="en" style:country-asian="US" fo:hyphenate="false" fo:hyphenation-remain-char-count="2" fo:hyphenation-push-char-count="2" loext:hyphenation-no-caps="false"/>
    </style:style>
    <style:style style:name="Listado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8pt" fo:language="en" fo:country="US" style:font-size-asian="8pt" style:language-asian="en" style:country-asian="US" style:font-name-complex="Courier New1" style:font-family-complex="'Courier New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a_20_dcha_20_negrita" style:display-name="tabla dcha negrita" style:family="paragraph" style:parent-style-name="Table_20_Contents" style:default-outline-level="">
      <style:paragraph-properties fo:text-align="end" style:justify-single-word="false"/>
      <style:text-properties fo:font-weight="bold" style:font-weight-asian="bold" style:font-weight-complex="bold"/>
    </style:style>
    <style:style style:name="tex1" style:family="paragraph" style:parent-style-name="sp11" style:default-outline-level=""/>
    <style:style style:name="tt0" style:family="paragraph" style:parent-style-name="Standard" style:default-outline-level="">
      <style:paragraph-properties fo:margin-left="0cm" fo:margin-right="0cm" fo:margin-top="0.106cm" fo:margin-bottom="0cm" style:contextual-spacing="false" fo:text-indent="0cm" style:auto-text-indent="false"/>
      <style:text-properties style:font-name="Arial" fo:font-family="Arial" style:font-family-generic="roman" style:font-pitch="variable" fo:font-size="10pt" fo:language="es" fo:country="ES" style:font-size-asian="10pt" style:font-name-complex="Arial2" style:font-family-complex="Arial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106cm" fo:margin-bottom="0.212cm" style:contextual-spacing="false" fo:text-indent="0.4cm" style:auto-text-indent="false"/>
      <style:text-properties style:font-size-complex="10pt"/>
    </style:style>
    <style:style style:name="formula2" style:family="paragraph" style:parent-style-name="formula1" style:default-outline-level="">
      <style:paragraph-properties fo:margin-left="0cm" fo:margin-right="0cm" fo:text-indent="0cm" style:auto-text-indent="false"/>
    </style:style>
    <style:style style:name="ttcab1" style:family="paragraph" style:default-outline-level="">
      <style:paragraph-properties fo:margin-left="3.937cm" fo:margin-right="0cm" fo:margin-top="0.071cm" fo:margin-bottom="0.071cm" style:contextual-spacing="false" fo:text-align="center" style:justify-single-word="false" fo:orphans="2" fo:widows="2" fo:hyphenation-ladder-count="no-limit" fo:text-indent="-3.937cm" style:auto-text-indent="false" style:writing-mode="lr-tb">
        <style:tab-stops>
          <style:tab-stop style:position="3.937cm"/>
        </style:tab-stops>
      </style:paragraph-properties>
      <style:text-properties style:use-window-font-color="true" loext:opacity="0%" style:font-name="Arial" fo:font-family="Arial" style:font-family-generic="roman" style:font-pitch="variable" fo:font-size="12pt" fo:language="es" fo:country="ES" fo:font-weight="bold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Arial2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tx_5f_fig1" style:display-name="tx_fig1" style:family="paragraph" style:parent-style-name="tt2" style:default-outline-level="">
      <style:paragraph-properties fo:margin-left="1.6cm" fo:margin-right="0cm" fo:text-indent="0cm" style:auto-text-indent="false" fo:padding-left="0cm" fo:padding-right="0cm" fo:padding-top="0.035cm" fo:padding-bottom="0cm" fo:border-left="none" fo:border-right="none" fo:border-top="0.51pt solid #667dd1" fo:border-bottom="none"/>
      <style:text-properties style:font-style-complex="italic"/>
    </style:style>
    <style:style style:name="cita1" style:family="paragraph" style:parent-style-name="Standard" style:default-outline-level="">
      <style:paragraph-properties fo:margin-left="2.6cm" fo:margin-right="0cm" fo:orphans="2" fo:widows="2" fo:text-indent="0cm" style:auto-text-indent="false">
        <style:tab-stops>
          <style:tab-stop style:position="1.501cm"/>
          <style:tab-stop style:position="3cm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tx_5f_fig2" style:display-name="tx_fig2" style:family="paragraph" style:parent-style-name="tx_5f_fig1" style:default-outline-level="">
      <style:paragraph-properties fo:padding-left="0cm" fo:padding-right="0cm" fo:padding-top="0.035cm" fo:padding-bottom="0.035cm" fo:border-left="none" fo:border-right="none" fo:border-top="0.51pt solid #667dd1" fo:border-bottom="0.51pt solid #667dd1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/>
      <style:text-properties fo:language="es" fo:country="ES"/>
    </style:style>
    <style:style style:name="Estilo1" style:family="paragraph" style:parent-style-name="cuest1" style:auto-update="true" style:default-outline-level="">
      <style:paragraph-properties fo:margin-left="1.6cm" fo:margin-right="0cm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.106cm" fo:margin-bottom="0.212cm" style:contextual-spacing="false" fo:text-indent="0.4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.106cm" fo:margin-bottom="0.212cm" style:contextual-spacing="false" fo:text-indent="0.4cm" style:auto-text-indent="false"/>
    </style:style>
    <style:style style:name="tt1cp" style:family="paragraph" style:parent-style-name="tt1c" style:default-outline-level="">
      <style:paragraph-properties fo:orphans="0" fo:widows="0"/>
    </style:style>
    <style:style style:name="sp21" style:family="paragraph" style:parent-style-name="sp2" style:default-outline-level="">
      <style:paragraph-properties fo:margin-left="2.6cm" fo:margin-right="0cm" fo:margin-top="0.212cm" fo:margin-bottom="0.106cm" style:contextual-spacing="false" fo:text-indent="0cm" style:auto-text-indent="false"/>
    </style:style>
    <style:style style:name="ttsp1" style:family="paragraph" style:parent-style-name="tt1" style:default-outline-level="">
      <style:paragraph-properties fo:margin-left="0.4cm" fo:margin-right="0cm" fo:text-align="justify" style:justify-single-word="false" fo:orphans="0" fo:widows="0" fo:text-indent="0.4cm" style:auto-text-indent="false"/>
    </style:style>
    <style:style style:name="tt1_5f_encarnado" style:display-name="tt1_encarnado" style:family="paragraph" style:parent-style-name="tt1" style:default-outline-level="">
      <style:text-properties fo:color="#ff0000" loext:opacity="100%"/>
    </style:style>
    <style:style style:name="ttp1_5f_gris" style:display-name="ttp1_gris" style:family="paragraph" style:parent-style-name="ttp1" style:default-outline-level="">
      <style:paragraph-properties fo:orphans="0" fo:widows="0"/>
      <style:text-properties fo:color="#999999" loext:opacity="100%"/>
    </style:style>
    <style:style style:name="ttp3" style:family="paragraph" style:parent-style-name="ttp2" style:default-outline-level="">
      <style:paragraph-properties fo:text-align="justify" style:justify-single-word="false" fo:orphans="0" fo:widows="0">
        <style:tab-stops>
          <style:tab-stop style:position="1.199cm"/>
        </style:tab-stops>
      </style:paragraph-properties>
    </style:style>
    <style:style style:name="ttp1_5f_azul" style:display-name="ttp1_azul" style:family="paragraph" style:parent-style-name="ttp1" style:default-outline-level="">
      <style:paragraph-properties fo:text-align="justify" style:justify-single-word="false" fo:orphans="0" fo:widows="0"/>
      <style:text-properties fo:color="#0000ff" loext:opacity="100%"/>
    </style:style>
    <style:style style:name="Body_20_Text_20_2" style:display-name="Body Text 2" style:family="paragraph" style:parent-style-name="Standard" style:default-outline-level="">
      <style:paragraph-properties fo:margin-top="0.106cm" fo:margin-bottom="0.212cm" style:contextual-spacing="false" fo:line-height="200%"/>
    </style:style>
    <style:style style:name="pn2" style:family="paragraph" style:parent-style-name="Text_20_body" style:default-outline-level="">
      <style:paragraph-properties fo:margin-left="2.6cm" fo:margin-right="0cm" fo:margin-top="0.106cm" fo:margin-bottom="0.106cm" style:contextual-spacing="false" fo:orphans="2" fo:widows="2" fo:text-indent="-0.499cm" style:auto-text-indent="false">
        <style:tab-stops>
          <style:tab-stop style:position="1.501cm"/>
          <style:tab-stop style:position="2.6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ttp2_5f_encarnado" style:display-name="ttp2_encarnado" style:family="paragraph" style:parent-style-name="ttp2" style:default-outline-level="">
      <style:text-properties fo:color="#ff0000" loext:opacity="100%"/>
    </style:style>
    <style:style style:name="ttp2_5f_verde" style:display-name="ttp2_verde" style:family="paragraph" style:parent-style-name="ttp2_5f_encarnado" style:default-outline-level="">
      <style:text-properties fo:color="#339966" loext:opacity="100%"/>
    </style:style>
    <style:style style:name="ttp3_5f_encarnado" style:display-name="ttp3_encarnado" style:family="paragraph" style:parent-style-name="ttp3" style:default-outline-level="">
      <style:text-properties fo:color="#ff0000" loext:opacity="100%"/>
    </style:style>
    <style:style style:name="ttp1_5f_verde" style:display-name="ttp1_verde" style:family="paragraph" style:parent-style-name="ttp1" style:default-outline-level="">
      <style:text-properties fo:color="#339966" loext:opacity="100%"/>
    </style:style>
    <style:style style:name="ttp1_5f_encarnado" style:display-name="ttp1_encarnado" style:family="paragraph" style:parent-style-name="ttp1_5f_verde" style:default-outline-level="">
      <style:text-properties fo:color="#ff0000" loext:opacity="100%"/>
    </style:style>
    <style:style style:name="ttp2_5f_azul" style:display-name="ttp2_azul" style:family="paragraph" style:parent-style-name="ttp2_5f_verde" style:default-outline-level="">
      <style:text-properties fo:color="#0000ff" loext:opacity="100%"/>
    </style:style>
    <style:style style:name="ttp3_5f_azul" style:display-name="ttp3_azul" style:family="paragraph" style:parent-style-name="ttp3_5f_encarnado" style:default-outline-level="">
      <style:paragraph-properties fo:text-align="start" style:justify-single-word="false"/>
      <style:text-properties fo:color="#0000ff" loext:opacity="100%"/>
    </style:style>
    <style:style style:name="ttp3_5f_verde" style:display-name="ttp3_verde" style:family="paragraph" style:parent-style-name="ttp3_5f_encarnado" style:default-outline-level="">
      <style:text-properties fo:color="#339966" loext:opacity="100%"/>
    </style:style>
    <style:style style:name="Body_20_Text_20_3" style:display-name="Body Text 3" style:family="paragraph" style:parent-style-name="Standard" style:default-outline-level="">
      <style:paragraph-properties fo:margin-top="0.106cm" fo:margin-bottom="0.212cm" style:contextual-spacing="false"/>
      <style:text-properties fo:font-size="8pt" style:font-size-asian="8pt" style:font-size-complex="10pt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Estilo_20_tt_5f_pn1_20__2b__20_Izquierda_3a__20__20_0_20_cm_20_Sangría_20_francesa_3a__20__20_04_20_cm" style:display-name="Estilo tt_pn1 + Izquierda:  0 cm Sangría francesa:  04 cm" style:family="paragraph" style:parent-style-name="Standard" style:default-outline-level="">
      <style:paragraph-properties fo:margin-left="0.635cm" fo:margin-right="0cm" fo:margin-top="0.035cm" fo:margin-bottom="0.035cm" style:contextual-spacing="false" fo:text-indent="-0.635cm" style:auto-text-indent="false"/>
      <style:text-properties style:font-name="Arial Narrow" fo:font-family="'Arial Narrow'" style:font-family-generic="roman" style:font-pitch="variable" fo:font-size="9pt" style:font-size-asian="9pt" style:font-size-complex="10pt"/>
    </style:style>
    <style:style style:name="auc" style:family="paragraph" style:parent-style-name="Text_20_body" style:default-outline-level="">
      <style:paragraph-properties fo:margin-left="1.6cm" fo:margin-right="0cm" fo:text-indent="0cm" style:auto-text-indent="false"/>
      <style:text-properties fo:color="#808080" loext:opacity="100%"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/>
    <style:style style:name="listaxe1" style:family="paragraph" style:parent-style-name="Standard" style:default-outline-level="">
      <style:paragraph-properties fo:margin-left="2.101cm" fo:margin-right="0cm" fo:margin-top="0.318cm" fo:margin-bottom="0.318cm" style:contextual-spacing="false" fo:text-align="start" style:justify-single-word="false" fo:text-indent="0cm" style:auto-text-indent="false">
        <style:tab-stops>
          <style:tab-stop style:position="1.501cm"/>
          <style:tab-stop style:position="3.752cm"/>
          <style:tab-stop style:position="5.001cm"/>
          <style:tab-stop style:position="6.502cm"/>
        </style:tab-stops>
      </style:paragraph-properties>
      <style:text-properties style:font-name="Courier New" fo:font-family="'Courier New'" style:font-family-generic="roman" style:font-pitch="variable" fo:font-size="9pt" style:font-size-asian="9pt" style:font-name-complex="Courier New1" style:font-family-complex="'Courier New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fo:font-size="10pt" style:font-size-asian="10pt" style:font-size-complex="10pt"/>
    </style:style>
    <style:style style:name="p22" style:family="paragraph" style:parent-style-name="Standard" style:default-outline-level="">
      <style:paragraph-properties fo:margin-left="1.27cm" fo:margin-right="0cm" fo:margin-top="0.106cm" fo:margin-bottom="0.212cm" style:contextual-spacing="false" fo:text-indent="-0.635cm" style:auto-text-indent="false">
        <style:tab-stops>
          <style:tab-stop style:position="-2.223cm"/>
          <style:tab-stop style:position="1.27cm"/>
          <style:tab-stop style:position="1.501cm"/>
          <style:tab-stop style:position="1.6cm"/>
        </style:tab-stops>
      </style:paragraph-properties>
      <style:text-properties style:font-name="Arial" fo:font-family="Arial" style:font-family-generic="roman" style:font-pitch="variable" fo:font-size="13pt" style:font-size-asian="13pt"/>
    </style:style>
    <style:style style:name="List_20_Bullet_20_2" style:display-name="List Bullet 2" style:family="paragraph" style:parent-style-name="Standard" style:auto-update="true" style:default-outline-level="">
      <style:paragraph-properties fo:margin-left="0.801cm" fo:margin-right="0cm" fo:margin-top="0cm" fo:margin-bottom="0cm" style:contextual-spacing="false" fo:text-align="start" style:justify-single-word="false" fo:orphans="2" fo:widows="2" fo:text-indent="-0.4cm" style:auto-text-indent="false">
        <style:tab-stops>
          <style:tab-stop style:position="0.901cm"/>
          <style:tab-stop style:position="1.501cm"/>
          <style:tab-stop style:position="2.101cm"/>
        </style:tab-stops>
      </style:paragraph-properties>
      <style:text-properties fo:language="es" fo:country="ES"/>
    </style:style>
    <style:style style:name="List_20_Bullet_20_3" style:display-name="List Bullet 3" style:family="paragraph" style:parent-style-name="Standard" style:auto-update="true" style:default-outline-level="">
      <style:paragraph-properties fo:margin-left="2.6cm" fo:margin-right="0cm" fo:margin-top="0cm" fo:margin-bottom="0cm" style:contextual-spacing="false" fo:text-align="start" style:justify-single-word="false" fo:orphans="2" fo:widows="2" fo:text-indent="-0.499cm" style:auto-text-indent="false">
        <style:tab-stops>
          <style:tab-stop style:position="1.501cm"/>
          <style:tab-stop style:position="2.6cm"/>
        </style:tab-stops>
      </style:paragraph-properties>
      <style:text-properties fo:language="es" fo:country="ES"/>
    </style:style>
    <style:style style:name="n22" style:family="paragraph" style:parent-style-name="Standard" style:default-outline-level="">
      <style:paragraph-properties fo:margin-left="1.138cm" fo:margin-right="0cm" fo:margin-top="0cm" fo:margin-bottom="0cm" style:contextual-spacing="false" fo:orphans="2" fo:widows="2" fo:text-indent="-0.635cm" style:auto-text-indent="false">
        <style:tab-stops>
          <style:tab-stop style:position="1.138cm"/>
          <style:tab-stop style:position="1.501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ticn" style:family="paragraph" style:parent-style-name="tt1cn" style:default-outline-level="">
      <style:paragraph-properties fo:margin-top="0.071cm" fo:margin-bottom="0.071cm" style:contextual-spacing="false"/>
      <style:text-properties style:font-name-complex="Helvetica1" style:font-family-complex="Helvetica" style:font-family-generic-complex="system" style:font-pitch-complex="variable" style:font-size-complex="8pt"/>
    </style:style>
    <style:style style:name="nota1" style:family="paragraph" style:parent-style-name="Standard" style:default-outline-level="">
      <style:paragraph-properties fo:margin-left="1.6cm" fo:margin-right="0cm" fo:margin-top="0.423cm" fo:margin-bottom="0.106cm" style:contextual-spacing="false" fo:orphans="2" fo:widows="2" fo:text-indent="0cm" style:auto-text-indent="false"/>
      <style:text-properties fo:font-size="9pt" style:font-size-asian="9pt" style:font-size-complex="9pt"/>
    </style:style>
    <style:style style:name="annotation_20_subject" style:display-name="annotation subject" style:family="paragraph" style:parent-style-name="annotation_20_text" style:default-outline-level="">
      <style:paragraph-properties fo:margin-left="1.6cm" fo:margin-right="0cm" fo:margin-top="0.106cm" fo:margin-bottom="0.106cm" style:contextual-spacing="false" fo:text-align="justify" style:justify-single-word="false" fo:orphans="0" fo:widows="0" fo:text-indent="0.501cm" style:auto-text-indent="false"/>
      <style:text-properties fo:font-weight="bold" style:font-weight-asian="bold" style:font-weight-complex="bold"/>
    </style:style>
    <style:style style:name="Codigo" style:family="paragraph" style:parent-style-name="Standard" style:default-outline-level="">
      <style:text-properties style:font-name="Courier New" fo:font-family="'Courier New'" style:font-family-generic="roman" style:font-pitch="variable" fo:font-size="8pt" style:font-size-asian="8pt" style:font-name-complex="Courier New1" style:font-family-complex="'Courier New'" style:font-family-generic-complex="system" style:font-pitch-complex="variable" style:font-size-complex="9pt"/>
    </style:style>
    <style:style style:name="cas_5f_p1" style:display-name="cas_p1" style:family="paragraph" style:parent-style-name="Text_20_body" style:default-outline-level="">
      <style:paragraph-properties fo:margin-left="2.602cm" fo:margin-right="0cm" fo:margin-top="0.212cm" fo:margin-bottom="0.212cm" style:contextual-spacing="false" fo:text-indent="-0.501cm" style:auto-text-indent="false">
        <style:tab-stops>
          <style:tab-stop style:position="1.501cm"/>
          <style:tab-stop style:position="2.6cm"/>
        </style:tab-stops>
      </style:paragraph-properties>
      <style:text-properties fo:font-size="10pt" fo:language="es" fo:country="ES" fo:font-style="italic" style:font-size-asian="10pt" style:font-style-asian="italic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rebuchet MS" fo:font-family="'Trebuchet MS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rebuchet MS1" style:font-family-complex="'Trebuchet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left="0cm" fo:margin-right="0cm" fo:margin-top="0.494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family="Arial" style:font-family-generic="roman" style:font-pitch="variable" fo:font-size="10pt" fo:language="es" fo:country="ES" style:font-size-asian="10pt" style:font-name-complex="Arial2" style:font-family-complex="Arial" style:font-family-generic-complex="system" style:font-pitch-complex="variable" style:font-size-complex="10pt"/>
    </style:style>
    <style:style style:name="western1" style:family="paragraph" style:parent-style-name="Standard" style:default-outline-level="">
      <style:paragraph-properties fo:margin-left="0cm" fo:margin-right="0cm" fo:margin-top="0.494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10pt" fo:language="es" fo:country="ES" fo:font-style="italic" style:font-size-asian="10pt" style:font-style-asian="italic" style:font-size-complex="10pt" style:font-style-complex="italic"/>
    </style:style>
    <style:style style:name="Codigo2" style:family="paragraph" style:parent-style-name="Codigo" style:default-outline-level="">
      <style:paragraph-properties fo:margin-left="2.401cm" fo:margin-right="0.3cm" fo:margin-top="0.423cm" fo:margin-bottom="0.353cm" style:contextual-spacing="true" fo:line-height="115%" fo:text-align="start" style:justify-single-word="false" fo:text-indent="0cm" style:auto-text-indent="false"/>
      <style:text-properties fo:color="#000000" loext:opacity="100%" style:font-name="Consolas" fo:font-family="Consolas" style:font-family-generic="roman" style:font-pitch="variable" fo:font-size="10pt" fo:language="es" fo:country="ES" style:font-size-asian="10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style:contextual-spacing="true" fo:text-indent="0.501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language="gl" fo:country="ES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roman" style:font-pitch="variable" fo:font-size="13pt" fo:language="gl" fo:country="ES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roman" style:font-pitch="variable" fo:language="gl" fo:country="ES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>
      <style:text-properties style:font-name="Calibri" fo:font-family="Calibri" style:font-family-generic="roman" style:font-pitch="variable"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roman" style:font-pitch="variable" fo:font-size="12pt" fo:language="gl" fo:country="ES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gl" fo:country="ES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gl" fo:country="ES" fo:font-weight="bold" style:letter-kerning="true" style:font-size-asian="16pt" style:font-weight-asian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language="gl" fo:country="ES" fo:font-weight="bold" style:font-size-asian="14pt" style:font-weight-asian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language="gl" fo:country="ES" fo:font-style="italic" fo:font-weight="bold" style:font-size-asian="13pt" style:font-style-asian="italic" style:font-weight-asian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language="gl" fo:country="ES" fo:font-weight="bold" style:font-weight-asian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fo:language="gl" fo:country="ES" style:font-size-asian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language="gl" fo:country="ES" fo:font-style="italic" style:font-size-asian="12pt" style:font-style-asian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language="gl" fo:country="E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>
      <style:text-properties fo:font-size="12pt" fo:language="gl" fo:country="ES" style:font-size-asian="12pt"/>
    </style:style>
    <style:style style:name="tx1_20_Car1" style:display-name="tx1 Car1" style:family="text">
      <style:text-properties fo:font-size="12pt" style:font-size-asian="12pt" style:language-asian="es" style:country-asian="ES"/>
    </style:style>
    <style:style style:name="n1_20_Car" style:display-name="n1 Car" style:family="text"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language-asian="gl" style:country-asian="ES" style:font-weight-asian="bold" style:font-size-complex="24pt" style:font-weight-complex="bold"/>
    </style:style>
    <style:style style:name="n2_20_Car" style:display-name="n2 Car" style:family="text"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language-asian="gl" style:country-asian="ES" style:font-weight-asian="bold" style:font-size-complex="18pt" style:font-weight-complex="bold"/>
    </style:style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p2_20_Car_20_Car" style:display-name="p2 Car Car" style:family="text">
      <style:text-properties fo:font-size="12pt" fo:language="gl" fo:country="ES" style:font-size-asian="12pt" style:language-asian="gl" style:country-asian="ES" style:font-size-complex="12pt"/>
    </style:style>
    <style:style style:name="n5_20_Car" style:display-name="n5 Car" style:family="text"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language-asian="es" style:country-asian="ES" style:font-weight-asian="bold" style:language-complex="ar" style:country-complex="SA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p3_20_Car_20_Car" style:display-name="p3 Car Car" style:family="text">
      <style:text-properties fo:font-size="12pt" fo:language="gl" fo:country="ES" style:font-size-asian="12pt" style:language-asian="gl" style:country-asian="ES" style:font-size-complex="12pt"/>
    </style:style>
    <style:style style:name="tt1n_20_Car" style:display-name="tt1n Car" style:family="text">
      <style:text-properties style:font-name="Arial Narrow" fo:font-family="'Arial Narrow'" style:font-family-generic="roman" style:font-pitch="variable" fo:font-size="8pt" fo:language="gl" fo:country="ES" fo:font-weight="bold" style:font-size-asian="8pt" style:language-asian="es" style:country-asian="ES" style:font-weight-asian="bold"/>
    </style:style>
    <style:style style:name="ttp1_20_Car_20_Car" style:display-name="ttp1 Car Car" style:family="text"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p2_20_Car_20_Car" style:display-name="ttp2 Car Car" style:family="text"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Body_20_Text_20_Char" style:display-name="Body Text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/>
    </style:style>
    <style:style style:name="Texto_20_independiente_20_Car1" style:display-name="Texto independiente Car1" style:family="text">
      <style:text-properties fo:font-size="12pt" fo:language="gl" fo:country="ES" style:font-size-asian="12pt" style:language-asian="es" style:country-asian="ES"/>
    </style:style>
    <style:style style:name="cuest1_20_Car_20_Car" style:display-name="cuest1 Car Car" style:family="text">
      <style:text-properties fo:color="#000080" loext:opacity="100%" style:font-name="Helvetica" fo:font-family="Helvetica" style:font-family-generic="roman" style:font-pitch="variable" fo:language="gl" fo:country="ES" style:language-asian="gl" style:country-asian="ES" style:font-size-complex="12pt"/>
    </style:style>
    <style:style style:name="cuest2_20_Car_20_Car" style:display-name="cuest2 Car Car" style:family="text">
      <style:text-properties fo:font-size="12pt" fo:language="gl" fo:country="ES" style:font-size-asian="12pt" style:language-asian="gl" style:country-asian="ES" style:font-size-complex="12pt"/>
    </style:style>
    <style:style style:name="tx_5f_apoio_20_Car_20_Car" style:display-name="tx_apoio Car Car" style:family="text">
      <style:text-properties fo:font-size="12pt" fo:language="gl" fo:country="ES" style:font-size-asian="12pt" style:language-asian="gl" style:country-asian="ES" style:font-size-complex="12pt"/>
    </style:style>
    <style:style style:name="Carácter_20_de_20_numeración" style:display-name="Carácter de numeración" style:family="text"/>
    <style:style style:name="Símbolo_20_de_20_nota_20_final" style:display-name="Símbolo de nota final" style:family="text"/>
    <style:style style:name="Header_20_Char" style:display-name="Header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>
      <style:text-properties fo:font-size="12pt" fo:language="gl" fo:country="ES" style:font-size-asian="12pt"/>
    </style:style>
    <style:style style:name="Body_20_Text_20_First_20_Indent_20_Char" style:display-name="Body Text First Indent Char" style:family="text">
      <style:text-properties fo:font-size="12pt" fo:language="gl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exto_20_independiente_20_primera_20_sangría_20_Car" style:display-name="Texto independiente primera sangría Car" style:family="text">
      <style:text-properties fo:font-size="12pt" fo:language="gl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_5f_verde" style:display-name="c_verde" style:family="text">
      <style:text-properties fo:color="#339966" loext:opacity="100%" style:language-asian="ar" style:country-asian="SA" style:language-complex="ar" style:country-complex="SA"/>
    </style:style>
    <style:style style:name="cita1_20_Car" style:display-name="cita1 Car" style:family="text">
      <style:text-properties fo:font-style="italic" style:language-asian="es" style:country-asian="ES" style:font-style-asian="italic"/>
    </style:style>
    <style:style style:name="Plain_20_Text_20_Char" style:display-name="Plain Text Char" style:family="text">
      <style:text-properties style:font-name="Courier New" fo:font-family="'Courier New'" style:font-family-generic="roman" style:font-pitch="variable" fo:font-size="10pt" fo:language="gl" fo:country="ES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sin_20_formato_20_Car" style:display-name="Texto sin formato Car" style:family="text">
      <style:text-properties style:font-name="Courier New" fo:font-family="'Courier New'" style:font-family-generic="roman" style:font-pitch="variable" fo:font-size="10pt" fo:language="gl" fo:country="ES" style:font-size-asian="10pt"/>
    </style:style>
    <style:style style:name="Body_20_Text_20_Indent_20_Char" style:display-name="Body Text Indent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gl" fo:country="ES" style:font-size-asian="12pt"/>
    </style:style>
    <style:style style:name="Body_20_Text_20_2_20_Char" style:display-name="Body Text 2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independiente_20_2_20_Car" style:display-name="Texto independiente 2 Car" style:family="text">
      <style:text-properties fo:font-size="12pt" fo:language="gl" fo:country="ES" style:font-size-asian="12pt" style:font-size-complex="12pt"/>
    </style:style>
    <style:style style:name="c_5f_vermello" style:display-name="c_vermello" style:family="text">
      <style:text-properties fo:color="#ff0000" loext:opacity="100%" style:language-asian="ar" style:country-asian="SA" style:language-complex="ar" style:country-complex="SA"/>
    </style:style>
    <style:style style:name="Texto_20_independiente_20_Car" style:display-name="Texto independiente Car" style:family="text">
      <style:text-properties fo:font-size="12pt" fo:language="gl" fo:country="ES" style:font-size-asian="12pt" style:language-asian="es" style:country-asian="ES"/>
    </style:style>
    <style:style style:name="c_5f_azul" style:display-name="c_azul" style:family="text">
      <style:text-properties fo:color="#0000ff" loext:opacity="100%" style:language-asian="ar" style:country-asian="SA" style:language-complex="ar" style:country-complex="SA"/>
    </style:style>
    <style:style style:name="Body_20_Text_20_3_20_Char" style:display-name="Body Text 3 Char" style:family="text">
      <style:text-properties fo:font-size="8pt" fo:language="gl" fo:country="ES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independiente_20_3_20_Car" style:display-name="Texto independiente 3 Car" style:family="text">
      <style:text-properties fo:font-size="8pt" fo:language="gl" fo:country="ES" style:font-size-asian="8pt"/>
    </style:style>
    <style:style style:name="c_5f_riscado" style:display-name="c_riscado" style:family="text">
      <style:text-properties fo:color="#00000a" loext:opacity="100%" style:text-line-through-style="solid" style:text-line-through-type="single" style:text-position="0% 100%" fo:font-size="12pt" style:font-size-asian="12pt" style:language-asian="ar" style:country-asian="SA" style:language-complex="ar" style:country-complex="SA"/>
    </style:style>
    <style:style style:name="Comment_20_Text_20_Char" style:display-name="Comment Text Char" style:family="text">
      <style:text-properties fo:font-size="10pt" fo:language="gl" fo:country="E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comentario_20_Car" style:display-name="Texto comentario Car" style:family="text">
      <style:text-properties fo:font-size="10pt" fo:language="gl" fo:country="ES" style:font-size-asian="10pt"/>
    </style:style>
    <style:style style:name="Footnote_20_Text_20_Char" style:display-name="Footnote Text Char" style:family="text">
      <style:text-properties fo:font-size="10pt" fo:language="gl" fo:country="E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nota_20_pie_20_Car" style:display-name="Texto nota pie Car" style:family="text"/>
    <style:style style:name="Balloon_20_Text_20_Char" style:display-name="Balloon Text Char" style:family="text">
      <style:text-properties fo:font-size="1pt" fo:language="gl" fo:country="ES" style:font-size-asian="1pt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>
      <style:text-properties fo:language="gl" fo:country="ES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p1_20_Carác." style:display-name="p1 Carác." style:family="text">
      <style:text-properties fo:font-size="12pt" fo:language="gl" fo:country="ES" style:font-size-asian="12pt" style:language-asian="es" style:country-asian="E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nota1_20_Car" style:display-name="nota1 Car" style:family="text">
      <style:text-properties fo:font-size="9pt" fo:language="gl" fo:country="ES" style:font-size-asian="9pt" style:font-size-complex="9pt"/>
    </style:style>
    <style:style style:name="Asunto_20_del_20_comentario_20_Car" style:display-name="Asunto del comentario Car" style:family="text" style:parent-style-name="Texto_20_comentario_20_Car">
      <style:text-properties fo:font-size="10pt" fo:language="gl" fo:country="ES" fo:font-weight="bold" style:font-size-asian="10pt" style:font-weight-asian="bold" style:font-weight-complex="bold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67ad27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ep_5f_nivel1" style:display-name="ep_nivel1" style:family="text" style:parent-style-name="Default_20_Paragraph_20_Font"/>
    <style:style style:name="hps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Index_20_Link" style:display-name="Index Link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.501cm" style:auto-text-indent="false"/>
    </style:style>
    <style:style style:name="MP2" style:family="paragraph" style:parent-style-name="Standard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writing-mode="lr-tb"/>
      <style:text-properties fo:hyphenate="true" fo:hyphenation-remain-char-count="2" fo:hyphenation-push-char-count="2" loext:hyphenation-no-caps="false"/>
    </style:style>
    <style:style style:name="MT1" style:family="text">
      <style:text-properties style:font-name="Arial" fo:font-size="10pt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cm" fo:margin-bottom="1.04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xina </text:span><text:page-number text:select-page="current">1</text:page-number><text:span text:style-name="MT1"><text:s/>de </text:span><text:page-count>1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07:06:00</meta:creation-date>
    <meta:initial-creator>---</meta:initial-creator>
    <dc:language>es-ES</dc:language>
    <meta:print-date>2010-03-01T17:35:00</meta:print-date>
    <dc:date>2022-03-16T10:21:17.152000000</dc:date>
    <meta:editing-cycles>9</meta:editing-cycles>
    <dc:title>Documento de traballo</dc:title>
    <meta:editing-duration>P1DT4H25M53S</meta:editing-duration>
    <meta:generator>LibreOffice/7.2.0.4$Windows_X86_64 LibreOffice_project/9a9c6381e3f7a62afc1329bd359cc48accb6435b</meta:generator>
    <meta:document-statistic meta:table-count="0" meta:image-count="0" meta:object-count="0" meta:page-count="1" meta:paragraph-count="20" meta:word-count="284" meta:character-count="1945" meta:non-whitespace-character-count="1688"/>
    <meta:user-defined meta:name="AppVersion">16.0000</meta:user-defined>
    <meta:user-defined meta:name="Company">-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